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800" officeooo:paragraph-rsid="00176800"/>
    </style:style>
    <style:style style:name="P2" style:family="paragraph" style:parent-style-name="Standard" style:list-style-name="L1">
      <style:text-properties officeooo:rsid="00176800" officeooo:paragraph-rsid="00176800"/>
    </style:style>
    <style:style style:name="P3" style:family="paragraph" style:parent-style-name="Standard" style:list-style-name="L1">
      <style:text-properties fo:font-style="normal" officeooo:rsid="00176800" officeooo:paragraph-rsid="00176800" style:font-style-asian="normal" style:font-style-complex="normal"/>
    </style:style>
    <style:style style:name="P4" style:family="paragraph" style:parent-style-name="Standard">
      <style:text-properties fo:font-style="normal" officeooo:rsid="00176800" officeooo:paragraph-rsid="0017680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IÓN PRÁCTICA 2</text:p>
      <text:p text:style-name="P1"/>
      <text:p text:style-name="P1">Hasta la fecha están desarrolladas las partes:</text:p>
      <text:p text:style-name="P1"/>
      <text:list xml:id="list144997228" text:style-name="L1">
        <text:list-item>
          <text:p text:style-name="P2">Validar usuario: El usuario introduce su nombre escribiendo “<text:span text:style-name="T1">USUARIO usuario”.</text:span>Busca en la base de datos (fichero “usuarios.txt”) si existe un usuario con ese nombre.</text:p>
        </text:list-item>
        <text:list-item>
          <text:p text:style-name="P2">Validar password: Si el paso anterior ha sido correcto, <text:span text:style-name="T2">ahora el usuario debe introducir “</text:span><text:span text:style-name="T1">PASSWORD password”. </text:span><text:span text:style-name="T2">Si usuario y password coinciden, el servidor devolverá el mensaje “</text:span><text:span text:style-name="T1">+Ok. Usuario validado”.</text:span></text:p>
        </text:list-item>
        <text:list-item>
          <text:p text:style-name="P3">Registrar usuario: Un usuario puede registrarse escribien “<text:span text:style-name="T1">REGISTRO -u usuario -p password”. </text:span>Si el nombre de usuario ya existe previamente, el servidor devolverá el mensaje “<text:span text:style-name="T1">El nombre de usuario ya se encuentra registrado”.</text:span></text:p>
        </text:list-item>
      </text:list>
      <text:p text:style-name="P4"><text:span text:style-name="T1"/></text:p>
      <text:p text:style-name="P4"><text:span text:style-name="T1"><text:tab/></text:span></text:p>
      <text:p text:style-name="P4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12:59.548719621</meta:creation-date>
    <dc:date>2018-10-23T20:20:12.442659896</dc:date>
    <meta:editing-duration>PT7M14S</meta:editing-duration>
    <meta:editing-cycles>1</meta:editing-cycles>
    <meta:document-statistic meta:table-count="0" meta:image-count="0" meta:object-count="0" meta:page-count="1" meta:paragraph-count="6" meta:word-count="99" meta:character-count="660" meta:non-whitespace-character-count="568"/>
    <meta:generator>LibreOffice/6.0.6.2$Linux_X86_64 LibreOffice_project/00m0$Build-2</meta:generator>
  </office:meta>
</office:document-meta>
</file>